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CE95F82F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Cantarell1" svg:font-family="Cantarell" style:font-adornments="Regular" style:font-pitch="variable"/>
    <style:font-face style:name="Cascadia Mono" svg:font-family="'Cascadia Mono'" style:font-pitch="fixed"/>
    <style:font-face style:name="Cascadia Mono1" svg:font-family="'Cascadia Mono'" style:font-adornments="Regular" style:font-pitch="variable"/>
    <style:font-face style:name="Cascadia Mono2" svg:font-family="'Cascadia Mono'" style:font-adornments="Regular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818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83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96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8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94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9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80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8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866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89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91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594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801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7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70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834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754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.813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946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1.661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0.666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29" style:family="graphic">
      <style:graphic-properties style:protect="size" loext:decorative="false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946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43cm" fo:min-width="2.076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43cm" fo:min-width="2.491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in-height="0.861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43cm" fo:min-width="1.661cm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 draw:fill-color="#ffffff"/>
      <style:text-properties style:font-name="Cascadia Mono" fo:font-weight="normal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Cascadia Mono" fo:font-weight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b2b2b2" loext:opacity="100%" style:font-name="Cascadia Mono" fo:font-style="normal" fo:font-weight="normal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55308d" loext:opacity="100%" style:font-name="Cascadia Mono" fo:font-style="normal" fo:font-weight="normal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use-window-font-color="true" loext:opacity="0%" style:font-name="Cascadia Mono" fo:font-size="20pt" fo:font-weight="normal" style:font-size-asian="20pt" style:font-weight-asian="normal" style:font-size-complex="20pt" style:font-weight-complex="normal"/>
    </style:style>
    <style:style style:name="P8" style:family="paragraph">
      <loext:graphic-properties draw:fill="none" draw:fill-color="#ffffff"/>
      <style:text-properties fo:color="#666666" loext:opacity="100%" style:font-name="Cascadia Mono" fo:font-style="italic" fo:font-weight="normal" style:font-style-asian="italic" style:font-style-complex="italic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b2b2b2" loext:opacity="100%" style:font-name="Cascadia Mono" fo:font-style="normal" fo:font-weight="normal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Cascadia Mono" fo:font-style="normal" fo:font-weight="normal" fo:background-color="transparent"/>
    </style:style>
    <style:style style:name="P12" style:family="paragraph">
      <loext:graphic-properties draw:fill="none" draw:fill-color="#ffffff"/>
      <style:paragraph-properties fo:text-align="center"/>
      <style:text-properties fo:color="#2a6099" loext:opacity="100%" style:font-name="Cascadia Mono" fo:font-size="20pt" fo:font-weight="normal" style:font-size-asian="20pt" style:font-weight-asian="normal" style:font-size-complex="20pt" style:font-weight-complex="normal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158466" loext:opacity="100%" style:font-name="Cascadia Mono" fo:font-size="20pt" fo:font-weight="normal" style:font-size-asian="20pt" style:font-weight-asian="normal" style:font-size-complex="20pt" style:font-weight-complex="normal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158466" loext:opacity="100%" style:font-name="Cascadia Mono" fo:font-style="normal" fo:font-weight="normal"/>
    </style:style>
    <style:style style:name="P15" style:family="paragraph">
      <loext:graphic-properties draw:fill="none" draw:fill-color="#ffffff"/>
      <style:text-properties style:font-name="Cascadia Mono" fo:font-size="10pt" fo:font-weight="normal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Cascadia Mono" fo:font-size="10pt" fo:font-weight="normal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b85c00" loext:opacity="100%" style:font-name="Cascadia Mono" fo:font-size="20pt" fo:font-weight="normal" style:font-size-asian="20pt" style:font-weight-asian="normal" style:font-size-complex="20pt" style:font-weight-complex="normal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b47804" loext:opacity="100%" style:font-name="Cascadia Mono" fo:font-size="10pt" fo:font-style="normal" fo:font-weight="normal"/>
    </style:style>
    <style:style style:name="P19" style:family="paragraph">
      <loext:graphic-properties draw:fill="none" draw:fill-color="#ffffff"/>
      <style:text-properties style:font-name="Cascadia Mono" fo:font-size="21pt" fo:font-weight="normal" style:font-size-asian="42pt" style:font-size-complex="42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b2b2b2" loext:opacity="100%" style:font-name="Cascadia Mono" fo:font-size="10pt" fo:font-style="normal" fo:font-weight="normal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b2b2b2" loext:opacity="100%" style:font-name="Cascadia Mono" fo:font-size="10pt" fo:font-style="normal" fo:font-weight="normal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e16173" loext:opacity="100%" style:font-name="Cascadia Mono" fo:font-size="20pt" fo:font-weight="normal" style:font-size-asian="20pt" style:font-weight-asian="normal" style:font-size-complex="20pt" style:font-weight-complex="normal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e16173" loext:opacity="100%" style:font-name="Cascadia Mono" fo:font-style="normal" fo:font-weight="normal"/>
    </style:style>
    <style:style style:name="T1" style:family="text">
      <style:text-properties style:font-name="Cascadia Mono" fo:font-weight="normal"/>
    </style:style>
    <style:style style:name="T2" style:family="text">
      <style:text-properties fo:color="#b2b2b2" loext:opacity="100%" style:font-name="Cascadia Mono" fo:font-style="normal" fo:font-weight="normal"/>
    </style:style>
    <style:style style:name="T3" style:family="text">
      <style:text-properties fo:color="#55308d" loext:opacity="100%" style:font-name="Cascadia Mono" fo:font-style="normal" fo:font-weight="normal"/>
    </style:style>
    <style:style style:name="T4" style:family="text">
      <style:text-properties style:use-window-font-color="true" loext:opacity="0%" style:font-name="Cascadia Mono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color="#666666" loext:opacity="100%" style:font-name="Cascadia Mono" fo:font-style="italic" fo:font-weight="normal" style:font-style-asian="italic" style:font-style-complex="italic"/>
    </style:style>
    <style:style style:name="T6" style:family="text">
      <style:text-properties fo:color="#2a6099" loext:opacity="100%" style:font-name="Cascadia Mono" fo:font-style="normal" fo:font-weight="normal" fo:background-color="transparent"/>
    </style:style>
    <style:style style:name="T7" style:family="text">
      <style:text-properties fo:color="#2a6099" loext:opacity="100%" style:font-name="Cascadia Mono" fo:font-size="20pt" fo:font-style="normal" fo:font-weight="normal" style:font-size-asian="20pt" style:font-weight-asian="normal" style:font-size-complex="20pt" style:font-weight-complex="normal"/>
    </style:style>
    <style:style style:name="T8" style:family="text">
      <style:text-properties fo:color="#158466" loext:opacity="100%" style:font-name="Cascadia Mono" fo:font-size="20pt" fo:font-style="normal" fo:font-weight="normal" style:font-size-asian="20pt" style:font-weight-asian="normal" style:font-size-complex="20pt" style:font-weight-complex="normal"/>
    </style:style>
    <style:style style:name="T9" style:family="text">
      <style:text-properties fo:color="#158466" loext:opacity="100%" style:font-name="Cascadia Mono" fo:font-style="normal" fo:font-weight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Cascadia Mono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Cascadia Mono" fo:font-size="10pt" fo:font-weight="normal"/>
    </style:style>
    <style:style style:name="T12" style:family="text">
      <style:text-properties fo:color="#b85c00" loext:opacity="100%" style:font-name="Cascadia Mono" fo:font-size="20pt" fo:font-style="normal" fo:font-weight="normal" style:font-size-asian="20pt" style:font-weight-asian="normal" style:font-size-complex="20pt" style:font-weight-complex="normal"/>
    </style:style>
    <style:style style:name="T13" style:family="text">
      <style:text-properties fo:color="#b47804" loext:opacity="100%" style:font-name="Cascadia Mono" fo:font-size="10pt" fo:font-style="normal" fo:font-weight="normal"/>
    </style:style>
    <style:style style:name="T14" style:family="text">
      <style:text-properties style:font-name="Cascadia Mono" fo:font-size="21pt" fo:font-weight="normal" style:font-size-asian="42pt" style:font-size-complex="42pt"/>
    </style:style>
    <style:style style:name="T15" style:family="text">
      <style:text-properties fo:color="#b2b2b2" loext:opacity="100%" style:font-name="Cascadia Mono" fo:font-size="10pt" fo:font-style="normal" fo:font-weight="normal"/>
    </style:style>
    <style:style style:name="T16" style:family="text">
      <style:text-properties fo:color="#e16173" loext:opacity="100%" style:font-name="Cascadia Mono" fo:font-size="20pt" fo:font-style="normal" fo:font-weight="normal" style:font-size-asian="20pt" style:font-weight-asian="normal" style:font-size-complex="20pt" style:font-weight-complex="normal"/>
    </style:style>
    <style:style style:name="T17" style:family="text">
      <style:text-properties fo:color="#e16173" loext:opacity="100%" style:font-name="Cascadia Mono" fo:font-style="normal" fo:font-weight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164cm" svg:height="1.068cm" svg:x="2.933cm" svg:y="5.93cm">
          <draw:text-box>
            <text:p><text:span text:style-name="T1">q</text:span></text:p>
          </draw:text-box>
        </draw:frame>
        <draw:frame draw:style-name="gr2" draw:text-style-name="P1" draw:layer="layout" svg:width="1.132cm" svg:height="1.083cm" svg:x="2.981cm" svg:y="7.253cm">
          <draw:text-box>
            <text:p><text:span text:style-name="T1">a</text:span></text:p>
          </draw:text-box>
        </draw:frame>
        <draw:frame draw:style-name="gr3" draw:text-style-name="P1" draw:layer="layout" svg:width="1.275cm" svg:height="1.212cm" svg:x="4.304cm" svg:y="5.212cm">
          <draw:text-box>
            <text:p><text:span text:style-name="T1">w</text:span></text:p>
          </draw:text-box>
        </draw:frame>
        <draw:frame draw:style-name="gr4" draw:text-style-name="P1" draw:layer="layout" svg:width="1.291cm" svg:height="1.1cm" svg:x="4.272cm" svg:y="6.583cm">
          <draw:text-box>
            <text:p><text:span text:style-name="T1">s</text:span></text:p>
          </draw:text-box>
        </draw:frame>
        <draw:frame draw:style-name="gr5" draw:text-style-name="P1" draw:layer="layout" svg:width="1.291cm" svg:height="1.196cm" svg:x="4.288cm" svg:y="7.826cm">
          <draw:text-box>
            <text:p><text:span text:style-name="T1">x</text:span></text:p>
          </draw:text-box>
        </draw:frame>
        <draw:frame draw:style-name="gr6" draw:text-style-name="P1" draw:layer="layout" svg:width="1.259cm" svg:height="1.18cm" svg:x="5.659cm" svg:y="5.244cm">
          <draw:text-box>
            <text:p><text:span text:style-name="T1">e</text:span></text:p>
          </draw:text-box>
        </draw:frame>
        <draw:frame draw:style-name="gr7" draw:text-style-name="P1" draw:layer="layout" svg:width="1.275cm" svg:height="1.052cm" svg:x="5.675cm" svg:y="6.599cm">
          <draw:text-box>
            <text:p><text:span text:style-name="T1">d</text:span></text:p>
          </draw:text-box>
        </draw:frame>
        <draw:frame draw:style-name="gr8" draw:text-style-name="P1" draw:layer="layout" svg:width="1.148cm" svg:height="1.036cm" svg:x="5.754cm" svg:y="7.938cm">
          <draw:text-box>
            <text:p><text:span text:style-name="T1">c</text:span></text:p>
          </draw:text-box>
        </draw:frame>
        <draw:frame draw:style-name="gr7" draw:text-style-name="P1" draw:layer="layout" svg:width="1.163cm" svg:height="1.052cm" svg:x="7.141cm" svg:y="5.292cm">
          <draw:text-box>
            <text:p><text:span text:style-name="T1">r</text:span></text:p>
          </draw:text-box>
        </draw:frame>
        <draw:frame draw:style-name="gr7" draw:text-style-name="P1" draw:layer="layout" svg:width="1.148cm" svg:height="1.052cm" svg:x="7.141cm" svg:y="6.599cm">
          <draw:text-box>
            <text:p><text:span text:style-name="T1">f</text:span></text:p>
          </draw:text-box>
        </draw:frame>
        <draw:frame draw:style-name="gr9" draw:text-style-name="P1" draw:layer="layout" svg:width="1.18cm" svg:height="1.116cm" svg:x="7.109cm" svg:y="7.858cm">
          <draw:text-box>
            <text:p><text:span text:style-name="T1">v</text:span></text:p>
          </draw:text-box>
        </draw:frame>
        <draw:frame draw:style-name="gr7" draw:text-style-name="P1" draw:layer="layout" svg:width="1.163cm" svg:height="1.052cm" svg:x="8.528cm" svg:y="5.276cm">
          <draw:text-box>
            <text:p><text:span text:style-name="T1">t</text:span></text:p>
          </draw:text-box>
        </draw:frame>
        <draw:frame draw:style-name="gr9" draw:text-style-name="P1" draw:layer="layout" svg:width="1.211cm" svg:height="1.116cm" svg:x="8.512cm" svg:y="6.551cm">
          <draw:text-box>
            <text:p><text:span text:style-name="T1">g</text:span></text:p>
          </draw:text-box>
        </draw:frame>
        <draw:frame draw:style-name="gr9" draw:text-style-name="P1" draw:layer="layout" svg:width="1.211cm" svg:height="1.116cm" svg:x="8.48cm" svg:y="7.858cm">
          <draw:text-box>
            <text:p><text:span text:style-name="T1">b</text:span></text:p>
          </draw:text-box>
        </draw:frame>
        <draw:frame draw:style-name="gr4" draw:text-style-name="P1" draw:layer="layout" svg:width="1.244cm" svg:height="1.1cm" svg:x="18.25cm" svg:y="5.26cm">
          <draw:text-box>
            <text:p><text:span text:style-name="T1">z</text:span></text:p>
          </draw:text-box>
        </draw:frame>
        <draw:frame draw:style-name="gr4" draw:text-style-name="P1" draw:layer="layout" svg:width="1.244cm" svg:height="1.1cm" svg:x="18.234cm" svg:y="6.551cm">
          <draw:text-box>
            <text:p><text:span text:style-name="T1">h</text:span></text:p>
          </draw:text-box>
        </draw:frame>
        <draw:frame draw:style-name="gr10" draw:text-style-name="P1" draw:layer="layout" svg:width="1.228cm" svg:height="1.148cm" svg:x="18.202cm" svg:y="7.842cm">
          <draw:text-box>
            <text:p><text:span text:style-name="T1">n</text:span></text:p>
          </draw:text-box>
        </draw:frame>
        <draw:frame draw:style-name="gr10" draw:text-style-name="P1" draw:layer="layout" svg:width="1.259cm" svg:height="1.148cm" svg:x="19.621cm" svg:y="5.196cm">
          <draw:text-box>
            <text:p><text:span text:style-name="T1">u</text:span></text:p>
          </draw:text-box>
        </draw:frame>
        <draw:frame draw:style-name="gr11" draw:text-style-name="P1" draw:layer="layout" svg:width="1.259cm" svg:height="1.164cm" svg:x="19.605cm" svg:y="6.519cm">
          <draw:text-box>
            <text:p><text:span text:style-name="T1">j</text:span></text:p>
          </draw:text-box>
        </draw:frame>
        <draw:frame draw:style-name="gr5" draw:text-style-name="P1" draw:layer="layout" svg:width="1.227cm" svg:height="1.196cm" svg:x="19.637cm" svg:y="7.826cm">
          <draw:text-box>
            <text:p><text:span text:style-name="T1">m</text:span></text:p>
          </draw:text-box>
        </draw:frame>
        <draw:frame draw:style-name="gr6" draw:text-style-name="P1" draw:layer="layout" svg:width="1.243cm" svg:height="1.18cm" svg:x="20.976cm" svg:y="5.212cm">
          <draw:text-box>
            <text:p><text:span text:style-name="T1">i</text:span></text:p>
          </draw:text-box>
        </draw:frame>
        <draw:frame draw:style-name="gr4" draw:text-style-name="P1" draw:layer="layout" svg:width="1.227cm" svg:height="1.1cm" svg:x="21.04cm" svg:y="6.599cm">
          <draw:text-box>
            <text:p><text:span text:style-name="T1">k</text:span></text:p>
          </draw:text-box>
        </draw:frame>
        <draw:frame draw:style-name="gr5" draw:text-style-name="P1" draw:layer="layout" svg:width="1.276cm" svg:height="1.196cm" svg:x="22.378cm" svg:y="5.244cm">
          <draw:text-box>
            <text:p><text:span text:style-name="T1">o</text:span></text:p>
          </draw:text-box>
        </draw:frame>
        <draw:frame draw:style-name="gr12" draw:text-style-name="P1" draw:layer="layout" svg:width="0.94cm" svg:height="0.844cm" svg:x="22.554cm" svg:y="6.695cm">
          <draw:text-box>
            <text:p><text:span text:style-name="T1">l</text:span></text:p>
          </draw:text-box>
        </draw:frame>
        <draw:frame draw:style-name="gr13" draw:text-style-name="P1" draw:layer="layout" svg:width="1.131cm" svg:height="1.051cm" svg:x="23.893cm" svg:y="5.962cm">
          <draw:text-box>
            <text:p><text:span text:style-name="T1">p</text:span></text:p>
          </draw:text-box>
        </draw:frame>
        <draw:frame draw:style-name="gr9" draw:text-style-name="P1" draw:layer="layout" svg:width="1.164cm" svg:height="1.116cm" svg:x="2.965cm" svg:y="4.591cm">
          <draw:text-box>
            <text:p><text:span text:style-name="T1">1</text:span></text:p>
          </draw:text-box>
        </draw:frame>
        <draw:frame draw:style-name="gr14" draw:text-style-name="P1" draw:layer="layout" svg:width="1.227cm" svg:height="1.02cm" svg:x="4.32cm" svg:y="3.985cm">
          <draw:text-box>
            <text:p><text:span text:style-name="T1">2</text:span></text:p>
          </draw:text-box>
        </draw:frame>
        <draw:frame draw:style-name="gr15" draw:text-style-name="P1" draw:layer="layout" svg:width="1.18cm" svg:height="0.956cm" svg:x="5.722cm" svg:y="4.017cm">
          <draw:text-box>
            <text:p><text:span text:style-name="T1">3</text:span></text:p>
          </draw:text-box>
        </draw:frame>
        <draw:frame draw:style-name="gr16" draw:text-style-name="P1" draw:layer="layout" svg:width="1.196cm" svg:height="1.084cm" svg:x="7.093cm" svg:y="3.953cm">
          <draw:text-box>
            <text:p><text:span text:style-name="T1">4</text:span></text:p>
          </draw:text-box>
        </draw:frame>
        <draw:frame draw:style-name="gr8" draw:text-style-name="P1" draw:layer="layout" svg:width="1.052cm" svg:height="1.036cm" svg:x="8.544cm" svg:y="4.001cm">
          <draw:text-box>
            <text:p><text:span text:style-name="T1">5</text:span></text:p>
          </draw:text-box>
        </draw:frame>
        <draw:frame draw:style-name="gr17" draw:text-style-name="P1" draw:layer="layout" svg:width="1.164cm" svg:height="1.004cm" svg:x="18.282cm" svg:y="4.001cm">
          <draw:text-box>
            <text:p><text:span text:style-name="T1">6</text:span></text:p>
          </draw:text-box>
        </draw:frame>
        <draw:frame draw:style-name="gr9" draw:text-style-name="P1" draw:layer="layout" svg:width="1.195cm" svg:height="1.116cm" svg:x="19.621cm" svg:y="3.953cm">
          <draw:text-box>
            <text:p><text:span text:style-name="T1">7</text:span></text:p>
          </draw:text-box>
        </draw:frame>
        <draw:frame draw:style-name="gr7" draw:text-style-name="P1" draw:layer="layout" svg:width="1.148cm" svg:height="1.052cm" svg:x="21.103cm" svg:y="4.001cm">
          <draw:text-box>
            <text:p><text:span text:style-name="T1">8</text:span></text:p>
          </draw:text-box>
        </draw:frame>
        <draw:frame draw:style-name="gr17" draw:text-style-name="P1" draw:layer="layout" svg:width="1.132cm" svg:height="1.004cm" svg:x="22.458cm" svg:y="4.001cm">
          <draw:text-box>
            <text:p><text:span text:style-name="T1">9</text:span></text:p>
          </draw:text-box>
        </draw:frame>
        <draw:frame draw:style-name="gr7" draw:text-style-name="P1" draw:layer="layout" svg:width="1.115cm" svg:height="1.052cm" svg:x="23.877cm" svg:y="4.623cm">
          <draw:text-box>
            <text:p><text:span text:style-name="T1">0</text:span></text:p>
          </draw:text-box>
        </draw:frame>
        <draw:frame draw:style-name="gr18" draw:text-style-name="P1" draw:layer="layout" svg:width="1.833cm" svg:height="1.063cm" svg:x="8.368cm" svg:y="10.318cm">
          <draw:text-box>
            <text:p><text:span text:style-name="T1">space</text:span></text:p>
          </draw:text-box>
        </draw:frame>
        <draw:frame draw:style-name="gr19" draw:text-style-name="P1" draw:layer="layout" svg:width="2.071cm" svg:height="1.097cm" svg:x="17.683cm" svg:y="10.294cm">
          <draw:text-box>
            <text:p><text:span text:style-name="T1">shift</text:span></text:p>
          </draw:text-box>
        </draw:frame>
        <draw:frame draw:style-name="gr19" draw:text-style-name="P1" draw:layer="layout" svg:width="1.339cm" svg:height="1.097cm" svg:x="9.963cm" svg:y="9.121cm">
          <draw:text-box>
            <text:p><text:span text:style-name="T1">bksp</text:span></text:p>
          </draw:text-box>
        </draw:frame>
        <draw:frame draw:style-name="gr13" draw:text-style-name="P1" draw:layer="layout" svg:width="1.131cm" svg:height="1.051cm" svg:x="23.894cm" svg:y="7.263cm">
          <draw:text-box>
            <text:p><text:span text:style-name="T1">ü</text:span></text:p>
          </draw:text-box>
        </draw:frame>
        <draw:frame draw:style-name="gr20" draw:text-style-name="P3" draw:layer="layout" svg:width="1.227cm" svg:height="1.196cm" svg:x="21.038cm" svg:y="7.826cm">
          <draw:text-box>
            <text:p text:style-name="P2"><text:span text:style-name="T1">y</text:span></text:p>
          </draw:text-box>
        </draw:frame>
        <draw:frame draw:style-name="gr5" draw:text-style-name="P1" draw:layer="layout" svg:width="1.227cm" svg:height="1.196cm" svg:x="22.439cm" svg:y="7.826cm">
          <draw:text-box>
            <text:p><text:span text:style-name="T1">ö</text:span></text:p>
          </draw:text-box>
        </draw:frame>
        <draw:frame draw:style-name="gr5" draw:text-style-name="P1" draw:layer="layout" svg:width="1.227cm" svg:height="1.196cm" svg:x="23.84cm" svg:y="8.526cm">
          <draw:text-box>
            <text:p><text:span text:style-name="T1">ä</text:span></text:p>
          </draw:text-box>
        </draw:frame>
        <draw:frame draw:style-name="gr18" draw:text-style-name="P3" draw:layer="layout" svg:width="1.511cm" svg:height="1.063cm" svg:x="9.927cm" svg:y="10.774cm">
          <draw:text-box>
            <text:p text:style-name="P2"><text:span text:style-name="T1">ctrl</text:span></text:p>
          </draw:text-box>
        </draw:frame>
        <draw:frame draw:style-name="gr21" draw:text-style-name="P4" draw:layer="layout" svg:width="1.674cm" svg:height="1.097cm" svg:x="16.49cm" svg:y="10.814cm">
          <draw:text-box>
            <text:p text:style-name="P2"><text:span text:style-name="T2">blue</text:span></text:p>
          </draw:text-box>
        </draw:frame>
        <draw:frame draw:style-name="gr19" draw:text-style-name="P3" draw:layer="layout" svg:width="1.389cm" svg:height="1.097cm" svg:x="11.304cm" svg:y="11.667cm">
          <draw:text-box>
            <text:p text:style-name="P2"><text:span text:style-name="T1">meta</text:span></text:p>
          </draw:text-box>
        </draw:frame>
        <draw:frame draw:style-name="gr22" draw:text-style-name="P5" draw:layer="layout" svg:width="1.641cm" svg:height="1.131cm" svg:x="1.308cm" svg:y="9.789cm">
          <draw:text-box>
            <text:p text:style-name="P2"><text:span text:style-name="T3">magic</text:span></text:p>
          </draw:text-box>
        </draw:frame>
        <draw:frame draw:style-name="gr23" draw:text-style-name="P7" draw:layer="layout" svg:width="2.161cm" svg:height="1.6cm" svg:x="13.017cm" svg:y="2.814cm">
          <draw:text-box>
            <text:p text:style-name="P6"><text:span text:style-name="T4">base</text:span></text:p>
          </draw:text-box>
        </draw:frame>
        <draw:frame draw:style-name="gr24" draw:text-style-name="P5" draw:layer="layout" svg:width="1.641cm" svg:height="1.131cm" svg:x="24.996cm" svg:y="9.79cm">
          <draw:text-box>
            <text:p text:style-name="P2"><text:span text:style-name="T3">magic</text:span></text:p>
          </draw:text-box>
        </draw:frame>
        <draw:frame draw:style-name="gr25" draw:text-style-name="P1" draw:layer="layout" svg:width="1.19cm" svg:height="0.916cm" svg:x="11.259cm" svg:y="9.715cm">
          <draw:text-box>
            <text:p><text:span text:style-name="T1">esc</text:span></text:p>
          </draw:text-box>
        </draw:frame>
        <draw:frame draw:style-name="gr25" draw:text-style-name="P1" draw:layer="layout" svg:width="1.19cm" svg:height="0.916cm" svg:x="16.927cm" svg:y="9.195cm">
          <draw:text-box>
            <text:p><text:span text:style-name="T1">tab</text:span></text:p>
          </draw:text-box>
        </draw:frame>
        <draw:frame draw:style-name="gr19" draw:text-style-name="P1" draw:layer="layout" svg:width="1.548cm" svg:height="1.097cm" svg:x="2.758cm" svg:y="8.541cm">
          <draw:text-box>
            <text:p><text:span text:style-name="T1">shift</text:span></text:p>
          </draw:text-box>
        </draw:frame>
        <draw:frame draw:style-name="gr25" draw:text-style-name="P1" draw:layer="layout" svg:width="1.19cm" svg:height="0.916cm" svg:x="12.459cm" svg:y="10.583cm">
          <draw:text-box>
            <text:p><text:span text:style-name="T1">alt</text:span></text:p>
          </draw:text-box>
        </draw:frame>
        <draw:frame draw:style-name="gr18" draw:text-style-name="P1" draw:layer="layout" svg:width="1.833cm" svg:height="1.063cm" svg:x="6.801cm" svg:y="9.219cm">
          <draw:text-box>
            <text:p><text:span text:style-name="T1">enter</text:span></text:p>
          </draw:text-box>
        </draw:frame>
        <draw:frame draw:style-name="gr25" draw:text-style-name="P1" draw:layer="layout" svg:width="1.19cm" svg:height="0.916cm" svg:x="5.727cm" svg:y="9.295cm">
          <draw:text-box>
            <text:p><text:span text:style-name="T1">del</text:span></text:p>
          </draw:text-box>
        </draw:frame>
        <draw:frame draw:style-name="gr18" draw:text-style-name="P1" draw:layer="layout" svg:width="1.398cm" svg:height="1.063cm" svg:x="19.563cm" svg:y="9.222cm">
          <draw:text-box>
            <text:p text:style-name="P2"><text:span text:style-name="T1">home</text:span></text:p>
          </draw:text-box>
        </draw:frame>
        <draw:frame draw:style-name="gr25" draw:text-style-name="P1" draw:layer="layout" svg:width="1.19cm" svg:height="0.916cm" svg:x="21.059cm" svg:y="9.295cm">
          <draw:text-box>
            <text:p text:style-name="P2"><text:span text:style-name="T1">end</text:span></text:p>
          </draw:text-box>
        </draw:frame>
        <draw:frame draw:style-name="gr14" draw:text-style-name="P1" draw:layer="layout" svg:width="1.227cm" svg:height="1.02cm" svg:x="1.521cm" svg:y="3.365cm">
          <draw:text-box>
            <text:p><text:span text:style-name="T1">F2</text:span></text:p>
          </draw:text-box>
        </draw:frame>
        <draw:frame draw:style-name="gr14" draw:text-style-name="P1" draw:layer="layout" svg:width="1.227cm" svg:height="1.02cm" svg:x="2.922cm" svg:y="3.365cm">
          <draw:text-box>
            <text:p><text:span text:style-name="T1">F5</text:span></text:p>
          </draw:text-box>
        </draw:frame>
        <draw:frame draw:style-name="gr14" draw:text-style-name="P1" draw:layer="layout" svg:width="1.227cm" svg:height="1.02cm" svg:x="4.303cm" svg:y="2.665cm">
          <draw:text-box>
            <text:p><text:span text:style-name="T1">F10</text:span></text:p>
          </draw:text-box>
        </draw:frame>
        <draw:frame draw:style-name="gr14" draw:text-style-name="P1" draw:layer="layout" svg:width="1.227cm" svg:height="1.02cm" svg:x="5.704cm" svg:y="2.665cm">
          <draw:text-box>
            <text:p><text:span text:style-name="T1">F11</text:span></text:p>
          </draw:text-box>
        </draw:frame>
        <draw:frame draw:style-name="gr14" draw:text-style-name="P1" draw:layer="layout" svg:width="1.227cm" svg:height="1.02cm" svg:x="7.105cm" svg:y="2.665cm">
          <draw:text-box>
            <text:p><text:span text:style-name="T1">F12</text:span></text:p>
          </draw:text-box>
        </draw:frame>
        <draw:frame draw:style-name="gr18" draw:text-style-name="P8" draw:layer="layout" svg:width="1.398cm" svg:height="1.063cm" svg:x="22.342cm" svg:y="2.659cm">
          <draw:text-box>
            <text:p><text:span text:style-name="T5">mute</text:span></text:p>
          </draw:text-box>
        </draw:frame>
        <draw:frame draw:style-name="gr18" draw:text-style-name="P8" draw:layer="layout" svg:width="1.398cm" svg:height="1.063cm" svg:x="23.742cm" svg:y="3.26cm">
          <draw:text-box>
            <text:p><text:span text:style-name="T5">VOL</text:span></text:p>
          </draw:text-box>
        </draw:frame>
        <draw:frame draw:style-name="gr18" draw:text-style-name="P8" draw:layer="layout" svg:width="1.398cm" svg:height="1.063cm" svg:x="25.142cm" svg:y="3.261cm">
          <draw:text-box>
            <text:p><text:span text:style-name="T5">vol</text:span></text:p>
          </draw:text-box>
        </draw:frame>
        <draw:frame draw:style-name="gr26" draw:text-style-name="P9" draw:layer="layout" svg:width="1.891cm" svg:height="1.097cm" svg:x="15.046cm" svg:y="11.722cm">
          <draw:text-box>
            <text:p text:style-name="P2"><text:span text:style-name="T2">green</text:span></text:p>
          </draw:text-box>
        </draw:frame>
        <draw:frame draw:style-name="gr27" draw:text-style-name="P9" draw:layer="layout" svg:width="1.967cm" svg:height="1.097cm" svg:x="14.046cm" svg:y="10.423cm">
          <draw:text-box>
            <text:p text:style-name="P2"><text:span text:style-name="T2">rose</text:span></text:p>
          </draw:text-box>
        </draw:frame>
        <draw:frame draw:style-name="gr28" draw:text-style-name="P9" draw:layer="layout" svg:width="2.066cm" svg:height="1.097cm" svg:x="15.146cm" svg:y="9.624cm">
          <draw:text-box>
            <text:p text:style-name="P2"><text:span text:style-name="T2">bronce</text:span></text:p>
          </draw:text-box>
        </draw:frame>
        <draw:frame draw:style-name="gr18" draw:text-style-name="P8" draw:layer="layout" svg:width="1.398cm" svg:height="1.063cm" svg:x="20.942cm" svg:y="2.66cm">
          <draw:text-box>
            <text:p><text:span text:style-name="T5">calc</text:span></text:p>
          </draw:text-box>
        </draw:frame>
        <draw:frame draw:style-name="gr18" draw:text-style-name="P8" draw:layer="layout" svg:width="1.713cm" svg:height="1.063cm" svg:x="19.427cm" svg:y="2.66cm">
          <draw:text-box>
            <text:p><text:span text:style-name="T5">pscrn</text:span></text:p>
          </draw:text-box>
        </draw:frame>
        <presentation:notes draw:style-name="dp2">
          <draw:page-thumbnail draw:style-name="gr29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8" draw:text-style-name="P1" draw:layer="layout" svg:width="1.833cm" svg:height="1.063cm" svg:x="8.368cm" svg:y="10.318cm">
          <draw:text-box>
            <text:p><text:span text:style-name="T1">space</text:span></text:p>
          </draw:text-box>
        </draw:frame>
        <draw:frame draw:style-name="gr19" draw:text-style-name="P1" draw:layer="layout" svg:width="2.071cm" svg:height="1.097cm" svg:x="17.683cm" svg:y="10.294cm">
          <draw:text-box>
            <text:p><text:span text:style-name="T1">shift</text:span></text:p>
          </draw:text-box>
        </draw:frame>
        <draw:frame draw:style-name="gr19" draw:text-style-name="P1" draw:layer="layout" svg:width="1.339cm" svg:height="1.097cm" svg:x="9.963cm" svg:y="9.121cm">
          <draw:text-box>
            <text:p><text:span text:style-name="T1">bksp</text:span></text:p>
          </draw:text-box>
        </draw:frame>
        <draw:frame draw:style-name="gr18" draw:text-style-name="P3" draw:layer="layout" svg:width="1.511cm" svg:height="1.063cm" svg:x="9.927cm" svg:y="10.774cm">
          <draw:text-box>
            <text:p text:style-name="P2"><text:span text:style-name="T1">ctrl</text:span></text:p>
          </draw:text-box>
        </draw:frame>
        <draw:frame draw:style-name="gr30" draw:text-style-name="P11" draw:layer="layout" svg:width="1.674cm" svg:height="1.097cm" svg:x="16.49cm" svg:y="10.829cm">
          <draw:text-box>
            <text:p text:style-name="P2"><text:span text:style-name="T6">blue</text:span></text:p>
          </draw:text-box>
        </draw:frame>
        <draw:frame draw:style-name="gr19" draw:text-style-name="P3" draw:layer="layout" svg:width="1.389cm" svg:height="1.097cm" svg:x="11.304cm" svg:y="11.667cm">
          <draw:text-box>
            <text:p text:style-name="P2"><text:span text:style-name="T1">meta</text:span></text:p>
          </draw:text-box>
        </draw:frame>
        <draw:frame draw:style-name="gr23" draw:text-style-name="P12" draw:layer="layout" svg:width="2.161cm" svg:height="1.6cm" svg:x="13.017cm" svg:y="2.814cm">
          <draw:text-box>
            <text:p text:style-name="P2"><text:span text:style-name="T7">blue</text:span></text:p>
          </draw:text-box>
        </draw:frame>
        <draw:frame draw:style-name="gr25" draw:text-style-name="P1" draw:layer="layout" svg:width="1.19cm" svg:height="0.916cm" svg:x="11.259cm" svg:y="9.715cm">
          <draw:text-box>
            <text:p><text:span text:style-name="T1">esc</text:span></text:p>
          </draw:text-box>
        </draw:frame>
        <draw:frame draw:style-name="gr25" draw:text-style-name="P1" draw:layer="layout" svg:width="1.19cm" svg:height="0.916cm" svg:x="16.927cm" svg:y="9.195cm">
          <draw:text-box>
            <text:p><text:span text:style-name="T1">tab</text:span></text:p>
          </draw:text-box>
        </draw:frame>
        <draw:frame draw:style-name="gr19" draw:text-style-name="P1" draw:layer="layout" svg:width="1.548cm" svg:height="1.097cm" svg:x="2.758cm" svg:y="8.541cm">
          <draw:text-box>
            <text:p><text:span text:style-name="T1">shift</text:span></text:p>
          </draw:text-box>
        </draw:frame>
        <draw:frame draw:style-name="gr25" draw:text-style-name="P1" draw:layer="layout" svg:width="1.19cm" svg:height="0.916cm" svg:x="12.459cm" svg:y="10.583cm">
          <draw:text-box>
            <text:p><text:span text:style-name="T1">alt</text:span></text:p>
          </draw:text-box>
        </draw:frame>
        <draw:frame draw:style-name="gr18" draw:text-style-name="P1" draw:layer="layout" svg:width="1.833cm" svg:height="1.063cm" svg:x="6.801cm" svg:y="9.219cm">
          <draw:text-box>
            <text:p><text:span text:style-name="T1">enter</text:span></text:p>
          </draw:text-box>
        </draw:frame>
        <draw:frame draw:style-name="gr25" draw:text-style-name="P1" draw:layer="layout" svg:width="1.19cm" svg:height="0.916cm" svg:x="5.727cm" svg:y="9.295cm">
          <draw:text-box>
            <text:p><text:span text:style-name="T1">del</text:span></text:p>
          </draw:text-box>
        </draw:frame>
        <draw:frame draw:style-name="gr31" draw:text-style-name="P9" draw:layer="layout" svg:width="1.891cm" svg:height="1.097cm" svg:x="15.046cm" svg:y="11.723cm">
          <draw:text-box>
            <text:p text:style-name="P2"><text:span text:style-name="T2">green</text:span></text:p>
          </draw:text-box>
        </draw:frame>
        <draw:frame draw:style-name="gr32" draw:text-style-name="P9" draw:layer="layout" svg:width="1.967cm" svg:height="1.097cm" svg:x="14.046cm" svg:y="10.424cm">
          <draw:text-box>
            <text:p text:style-name="P2"><text:span text:style-name="T2">rose</text:span></text:p>
          </draw:text-box>
        </draw:frame>
        <draw:frame draw:style-name="gr33" draw:text-style-name="P9" draw:layer="layout" svg:width="2.066cm" svg:height="1.097cm" svg:x="15.146cm" svg:y="9.625cm">
          <draw:text-box>
            <text:p text:style-name="P2"><text:span text:style-name="T2">bronce</text:span></text:p>
          </draw:text-box>
        </draw:frame>
        <draw:frame draw:style-name="gr3" draw:text-style-name="P1" draw:layer="layout" svg:width="1.275cm" svg:height="1.212cm" svg:x="4.304cm" svg:y="5.212cm">
          <draw:text-box>
            <text:p text:style-name="P2"><text:span text:style-name="T1">_</text:span></text:p>
          </draw:text-box>
        </draw:frame>
        <draw:frame draw:style-name="gr4" draw:text-style-name="P1" draw:layer="layout" svg:width="1.291cm" svg:height="1.1cm" svg:x="4.272cm" svg:y="6.583cm">
          <draw:text-box>
            <text:p><text:span text:style-name="T1">\</text:span></text:p>
          </draw:text-box>
        </draw:frame>
        <draw:frame draw:style-name="gr5" draw:text-style-name="P1" draw:layer="layout" svg:width="1.291cm" svg:height="1.196cm" svg:x="4.288cm" svg:y="7.826cm">
          <draw:text-box>
            <text:p text:style-name="P2"><text:span text:style-name="T1">!</text:span></text:p>
          </draw:text-box>
        </draw:frame>
        <draw:frame draw:style-name="gr6" draw:text-style-name="P1" draw:layer="layout" svg:width="1.259cm" svg:height="1.18cm" svg:x="5.659cm" svg:y="5.244cm">
          <draw:text-box>
            <text:p><text:span text:style-name="T1">:</text:span></text:p>
          </draw:text-box>
        </draw:frame>
        <draw:frame draw:style-name="gr7" draw:text-style-name="P1" draw:layer="layout" svg:width="1.275cm" svg:height="1.052cm" svg:x="5.675cm" svg:y="6.599cm">
          <draw:text-box>
            <text:p text:style-name="P2"><text:span text:style-name="T1">[</text:span></text:p>
          </draw:text-box>
        </draw:frame>
        <draw:frame draw:style-name="gr8" draw:text-style-name="P1" draw:layer="layout" svg:width="1.148cm" svg:height="1.036cm" svg:x="5.754cm" svg:y="7.938cm">
          <draw:text-box>
            <text:p><text:span text:style-name="T1">&lt;</text:span></text:p>
          </draw:text-box>
        </draw:frame>
        <draw:frame draw:style-name="gr7" draw:text-style-name="P1" draw:layer="layout" svg:width="1.163cm" svg:height="1.052cm" svg:x="7.141cm" svg:y="5.292cm">
          <draw:text-box>
            <text:p><text:span text:style-name="T1">;</text:span></text:p>
          </draw:text-box>
        </draw:frame>
        <draw:frame draw:style-name="gr7" draw:text-style-name="P1" draw:layer="layout" svg:width="1.148cm" svg:height="1.052cm" svg:x="7.141cm" svg:y="6.599cm">
          <draw:text-box>
            <text:p><text:span text:style-name="T1">(</text:span></text:p>
          </draw:text-box>
        </draw:frame>
        <draw:frame draw:style-name="gr9" draw:text-style-name="P1" draw:layer="layout" svg:width="1.18cm" svg:height="1.116cm" svg:x="7.109cm" svg:y="7.858cm">
          <draw:text-box>
            <text:p><text:span text:style-name="T1">{</text:span></text:p>
          </draw:text-box>
        </draw:frame>
        <draw:frame draw:style-name="gr10" draw:text-style-name="P1" draw:layer="layout" svg:width="1.259cm" svg:height="1.148cm" svg:x="19.622cm" svg:y="5.196cm">
          <draw:text-box>
            <text:p><text:span text:style-name="T1">,</text:span></text:p>
          </draw:text-box>
        </draw:frame>
        <draw:frame draw:style-name="gr6" draw:text-style-name="P1" draw:layer="layout" svg:width="1.243cm" svg:height="1.18cm" svg:x="20.977cm" svg:y="5.212cm">
          <draw:text-box>
            <text:p><text:span text:style-name="T1">.</text:span></text:p>
          </draw:text-box>
        </draw:frame>
        <draw:frame draw:style-name="gr4" draw:text-style-name="P1" draw:layer="layout" svg:width="1.227cm" svg:height="1.1cm" svg:x="19.63cm" svg:y="6.584cm">
          <draw:text-box>
            <text:p><text:span text:style-name="T1">)</text:span></text:p>
          </draw:text-box>
        </draw:frame>
        <draw:frame draw:style-name="gr5" draw:text-style-name="P1" draw:layer="layout" svg:width="1.276cm" svg:height="1.196cm" svg:x="22.379cm" svg:y="5.244cm">
          <draw:text-box>
            <text:p><text:span text:style-name="T1">-</text:span></text:p>
          </draw:text-box>
        </draw:frame>
        <draw:frame draw:style-name="gr12" draw:text-style-name="P1" draw:layer="layout" svg:width="0.94cm" svg:height="0.844cm" svg:x="21.144cm" svg:y="6.68cm">
          <draw:text-box>
            <text:p><text:span text:style-name="T1">]</text:span></text:p>
          </draw:text-box>
        </draw:frame>
        <draw:frame draw:style-name="gr34" draw:text-style-name="P3" draw:layer="layout" svg:width="1.227cm" svg:height="1.196cm" svg:x="19.628cm" svg:y="7.811cm">
          <draw:text-box>
            <text:p text:style-name="P2"><text:span text:style-name="T1">}</text:span></text:p>
          </draw:text-box>
        </draw:frame>
        <draw:frame draw:style-name="gr5" draw:text-style-name="P1" draw:layer="layout" svg:width="1.227cm" svg:height="1.196cm" svg:x="21.029cm" svg:y="7.811cm">
          <draw:text-box>
            <text:p><text:span text:style-name="T1">&gt;</text:span></text:p>
          </draw:text-box>
        </draw:frame>
        <draw:frame draw:style-name="gr35" draw:text-style-name="P5" draw:layer="layout" svg:width="1.641cm" svg:height="1.131cm" svg:x="1.309cm" svg:y="9.79cm">
          <draw:text-box>
            <text:p text:style-name="P2"><text:span text:style-name="T3">magic</text:span></text:p>
          </draw:text-box>
        </draw:frame>
        <draw:frame draw:style-name="gr36" draw:text-style-name="P5" draw:layer="layout" svg:width="1.641cm" svg:height="1.131cm" svg:x="24.997cm" svg:y="9.791cm">
          <draw:text-box>
            <text:p text:style-name="P2"><text:span text:style-name="T3">magic</text:span></text:p>
          </draw:text-box>
        </draw:frame>
        <draw:frame draw:style-name="gr18" draw:text-style-name="P1" draw:layer="layout" svg:width="1.398cm" svg:height="1.063cm" svg:x="19.564cm" svg:y="9.223cm">
          <draw:text-box>
            <text:p text:style-name="P2"><text:span text:style-name="T1">home</text:span></text:p>
          </draw:text-box>
        </draw:frame>
        <draw:frame draw:style-name="gr25" draw:text-style-name="P1" draw:layer="layout" svg:width="1.19cm" svg:height="0.916cm" svg:x="21.06cm" svg:y="9.296cm">
          <draw:text-box>
            <text:p text:style-name="P2"><text:span text:style-name="T1">end</text:span></text:p>
          </draw:text-box>
        </draw:frame>
        <draw:frame draw:style-name="gr11" draw:text-style-name="P1" draw:layer="layout" svg:width="1.259cm" svg:height="1.164cm" svg:x="22.407cm" svg:y="6.52cm">
          <draw:text-box>
            <text:p><text:span text:style-name="T1">%</text:span></text:p>
          </draw:text-box>
        </draw:frame>
        <draw:frame draw:style-name="gr5" draw:text-style-name="P1" draw:layer="layout" svg:width="1.227cm" svg:height="1.196cm" svg:x="22.439cm" svg:y="7.827cm">
          <draw:text-box>
            <text:p><text:span text:style-name="T1">?</text:span></text:p>
          </draw:text-box>
        </draw:frame>
        <presentation:notes draw:style-name="dp2">
          <draw:page-thumbnail draw:style-name="gr29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8" draw:text-style-name="P1" draw:layer="layout" svg:width="1.833cm" svg:height="1.063cm" svg:x="8.368cm" svg:y="10.318cm">
          <draw:text-box>
            <text:p><text:span text:style-name="T1">space</text:span></text:p>
          </draw:text-box>
        </draw:frame>
        <draw:frame draw:style-name="gr19" draw:text-style-name="P1" draw:layer="layout" svg:width="2.071cm" svg:height="1.097cm" svg:x="17.683cm" svg:y="10.294cm">
          <draw:text-box>
            <text:p><text:span text:style-name="T1">shift</text:span></text:p>
          </draw:text-box>
        </draw:frame>
        <draw:frame draw:style-name="gr19" draw:text-style-name="P1" draw:layer="layout" svg:width="1.339cm" svg:height="1.097cm" svg:x="9.963cm" svg:y="9.121cm">
          <draw:text-box>
            <text:p><text:span text:style-name="T1">bksp</text:span></text:p>
          </draw:text-box>
        </draw:frame>
        <draw:frame draw:style-name="gr18" draw:text-style-name="P3" draw:layer="layout" svg:width="1.511cm" svg:height="1.063cm" svg:x="9.927cm" svg:y="10.774cm">
          <draw:text-box>
            <text:p text:style-name="P2"><text:span text:style-name="T1">ctrl</text:span></text:p>
          </draw:text-box>
        </draw:frame>
        <draw:frame draw:style-name="gr19" draw:text-style-name="P3" draw:layer="layout" svg:width="1.389cm" svg:height="1.097cm" svg:x="11.304cm" svg:y="11.667cm">
          <draw:text-box>
            <text:p text:style-name="P2"><text:span text:style-name="T1">meta</text:span></text:p>
          </draw:text-box>
        </draw:frame>
        <draw:frame draw:style-name="gr37" draw:text-style-name="P13" draw:layer="layout" svg:width="2.576cm" svg:height="1.893cm" svg:x="12.712cm" svg:y="2.668cm">
          <draw:text-box>
            <text:p text:style-name="P2"><text:span text:style-name="T8">green</text:span></text:p>
          </draw:text-box>
        </draw:frame>
        <draw:frame draw:style-name="gr25" draw:text-style-name="P1" draw:layer="layout" svg:width="1.19cm" svg:height="0.916cm" svg:x="11.259cm" svg:y="9.715cm">
          <draw:text-box>
            <text:p><text:span text:style-name="T1">esc</text:span></text:p>
          </draw:text-box>
        </draw:frame>
        <draw:frame draw:style-name="gr25" draw:text-style-name="P1" draw:layer="layout" svg:width="1.19cm" svg:height="0.916cm" svg:x="16.927cm" svg:y="9.195cm">
          <draw:text-box>
            <text:p><text:span text:style-name="T1">tab</text:span></text:p>
          </draw:text-box>
        </draw:frame>
        <draw:frame draw:style-name="gr19" draw:text-style-name="P1" draw:layer="layout" svg:width="1.548cm" svg:height="1.097cm" svg:x="2.758cm" svg:y="8.541cm">
          <draw:text-box>
            <text:p><text:span text:style-name="T1">shift</text:span></text:p>
          </draw:text-box>
        </draw:frame>
        <draw:frame draw:style-name="gr25" draw:text-style-name="P1" draw:layer="layout" svg:width="1.19cm" svg:height="0.916cm" svg:x="12.459cm" svg:y="10.583cm">
          <draw:text-box>
            <text:p><text:span text:style-name="T1">alt</text:span></text:p>
          </draw:text-box>
        </draw:frame>
        <draw:frame draw:style-name="gr18" draw:text-style-name="P1" draw:layer="layout" svg:width="1.833cm" svg:height="1.063cm" svg:x="6.801cm" svg:y="9.219cm">
          <draw:text-box>
            <text:p><text:span text:style-name="T1">enter</text:span></text:p>
          </draw:text-box>
        </draw:frame>
        <draw:frame draw:style-name="gr25" draw:text-style-name="P1" draw:layer="layout" svg:width="1.19cm" svg:height="0.916cm" svg:x="5.727cm" svg:y="9.295cm">
          <draw:text-box>
            <text:p><text:span text:style-name="T1">del</text:span></text:p>
          </draw:text-box>
        </draw:frame>
        <draw:frame draw:style-name="gr38" draw:text-style-name="P14" draw:layer="layout" svg:width="1.891cm" svg:height="1.097cm" svg:x="15.047cm" svg:y="11.722cm">
          <draw:text-box>
            <text:p text:style-name="P2"><text:span text:style-name="T9">green</text:span></text:p>
          </draw:text-box>
        </draw:frame>
        <draw:frame draw:style-name="gr39" draw:text-style-name="P4" draw:layer="layout" svg:width="1.674cm" svg:height="1.097cm" svg:x="16.49cm" svg:y="10.815cm">
          <draw:text-box>
            <text:p text:style-name="P2"><text:span text:style-name="T2">blue</text:span></text:p>
          </draw:text-box>
        </draw:frame>
        <draw:frame draw:style-name="gr40" draw:text-style-name="P9" draw:layer="layout" svg:width="1.967cm" svg:height="1.097cm" svg:x="14.046cm" svg:y="10.424cm">
          <draw:text-box>
            <text:p text:style-name="P2"><text:span text:style-name="T2">rose</text:span></text:p>
          </draw:text-box>
        </draw:frame>
        <draw:frame draw:style-name="gr41" draw:text-style-name="P9" draw:layer="layout" svg:width="2.066cm" svg:height="1.097cm" svg:x="15.146cm" svg:y="9.625cm">
          <draw:text-box>
            <text:p text:style-name="P2"><text:span text:style-name="T2">bronce</text:span></text:p>
          </draw:text-box>
        </draw:frame>
        <draw:frame draw:style-name="gr4" draw:text-style-name="P1" draw:layer="layout" svg:width="1.291cm" svg:height="1.1cm" svg:x="4.272cm" svg:y="6.583cm">
          <draw:text-box>
            <text:p text:style-name="P2"><text:span text:style-name="T10">§</text:span></text:p>
          </draw:text-box>
        </draw:frame>
        <draw:frame draw:style-name="gr6" draw:text-style-name="P1" draw:layer="layout" svg:width="1.259cm" svg:height="1.18cm" svg:x="5.659cm" svg:y="5.244cm">
          <draw:text-box>
            <text:p text:style-name="P2"><text:span text:style-name="T1">'</text:span></text:p>
          </draw:text-box>
        </draw:frame>
        <draw:frame draw:style-name="gr7" draw:text-style-name="P1" draw:layer="layout" svg:width="1.275cm" svg:height="1.052cm" svg:x="5.675cm" svg:y="6.599cm">
          <draw:text-box>
            <text:p text:style-name="P2"><text:span text:style-name="T1">@</text:span></text:p>
          </draw:text-box>
        </draw:frame>
        <draw:frame draw:style-name="gr8" draw:text-style-name="P1" draw:layer="layout" svg:width="1.148cm" svg:height="1.036cm" svg:x="5.754cm" svg:y="7.938cm">
          <draw:text-box>
            <text:p text:style-name="P2"><text:span text:style-name="T10">~</text:span></text:p>
          </draw:text-box>
        </draw:frame>
        <draw:frame draw:style-name="gr7" draw:text-style-name="P1" draw:layer="layout" svg:width="1.163cm" svg:height="1.052cm" svg:x="7.141cm" svg:y="5.292cm">
          <draw:text-box>
            <text:p text:style-name="P2"><text:span text:style-name="T1">"</text:span></text:p>
          </draw:text-box>
        </draw:frame>
        <draw:frame draw:style-name="gr7" draw:text-style-name="P1" draw:layer="layout" svg:width="1.148cm" svg:height="1.052cm" svg:x="7.141cm" svg:y="6.599cm">
          <draw:text-box>
            <text:p><text:span text:style-name="T1">$</text:span></text:p>
          </draw:text-box>
        </draw:frame>
        <draw:frame draw:style-name="gr9" draw:text-style-name="P1" draw:layer="layout" svg:width="1.18cm" svg:height="1.116cm" svg:x="7.109cm" svg:y="7.858cm">
          <draw:text-box>
            <text:p text:style-name="P2"><text:span text:style-name="T1">/</text:span></text:p>
          </draw:text-box>
        </draw:frame>
        <draw:frame draw:style-name="gr10" draw:text-style-name="P1" draw:layer="layout" svg:width="1.259cm" svg:height="1.148cm" svg:x="19.622cm" svg:y="5.196cm">
          <draw:text-box>
            <text:p><text:span text:style-name="T1">+</text:span></text:p>
          </draw:text-box>
        </draw:frame>
        <draw:frame draw:style-name="gr11" draw:text-style-name="P1" draw:layer="layout" svg:width="1.259cm" svg:height="1.164cm" svg:x="19.606cm" svg:y="6.519cm">
          <draw:text-box>
            <text:p><text:span text:style-name="T1">#</text:span></text:p>
          </draw:text-box>
        </draw:frame>
        <draw:frame draw:style-name="gr6" draw:text-style-name="P1" draw:layer="layout" svg:width="1.243cm" svg:height="1.18cm" svg:x="21.022cm" svg:y="5.212cm">
          <draw:text-box>
            <text:p><text:span text:style-name="T1">*</text:span></text:p>
          </draw:text-box>
        </draw:frame>
        <draw:frame draw:style-name="gr4" draw:text-style-name="P1" draw:layer="layout" svg:width="1.227cm" svg:height="1.1cm" svg:x="21.041cm" svg:y="6.599cm">
          <draw:text-box>
            <text:p><text:span text:style-name="T1">=</text:span></text:p>
          </draw:text-box>
        </draw:frame>
        <draw:frame draw:style-name="gr5" draw:text-style-name="P1" draw:layer="layout" svg:width="1.276cm" svg:height="1.196cm" svg:x="20.997cm" svg:y="7.845cm">
          <draw:text-box>
            <text:p><text:span text:style-name="T1">|</text:span></text:p>
          </draw:text-box>
        </draw:frame>
        <draw:frame draw:style-name="gr12" draw:text-style-name="P1" draw:layer="layout" svg:width="0.94cm" svg:height="0.844cm" svg:x="19.747cm" svg:y="7.974cm">
          <draw:text-box>
            <text:p text:style-name="P2"><text:span text:style-name="T1">&amp;</text:span></text:p>
          </draw:text-box>
        </draw:frame>
        <draw:frame draw:style-name="gr6" draw:text-style-name="P1" draw:layer="layout" svg:width="1.259cm" svg:height="1.18cm" svg:x="4.307cm" svg:y="5.209cm">
          <draw:text-box>
            <text:p text:style-name="P2"><text:span text:style-name="T1">`</text:span></text:p>
          </draw:text-box>
        </draw:frame>
        <draw:frame draw:style-name="gr42" draw:text-style-name="P5" draw:layer="layout" svg:width="1.641cm" svg:height="1.131cm" svg:x="1.309cm" svg:y="9.79cm">
          <draw:text-box>
            <text:p text:style-name="P2"><text:span text:style-name="T3">magic</text:span></text:p>
          </draw:text-box>
        </draw:frame>
        <draw:frame draw:style-name="gr43" draw:text-style-name="P5" draw:layer="layout" svg:width="1.641cm" svg:height="1.131cm" svg:x="24.997cm" svg:y="9.791cm">
          <draw:text-box>
            <text:p text:style-name="P2"><text:span text:style-name="T3">magic</text:span></text:p>
          </draw:text-box>
        </draw:frame>
        <draw:frame draw:style-name="gr18" draw:text-style-name="P1" draw:layer="layout" svg:width="1.398cm" svg:height="1.063cm" svg:x="19.564cm" svg:y="9.223cm">
          <draw:text-box>
            <text:p text:style-name="P2"><text:span text:style-name="T1">home</text:span></text:p>
          </draw:text-box>
        </draw:frame>
        <draw:frame draw:style-name="gr25" draw:text-style-name="P1" draw:layer="layout" svg:width="1.19cm" svg:height="0.916cm" svg:x="21.06cm" svg:y="9.296cm">
          <draw:text-box>
            <text:p text:style-name="P2"><text:span text:style-name="T1">end</text:span></text:p>
          </draw:text-box>
        </draw:frame>
        <presentation:notes draw:style-name="dp2">
          <draw:page-thumbnail draw:style-name="gr29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8" draw:text-style-name="P15" draw:layer="layout" svg:width="1.833cm" svg:height="1.063cm" svg:x="8.368cm" svg:y="10.318cm">
          <draw:text-box>
            <text:p><text:span text:style-name="T11">space</text:span></text:p>
          </draw:text-box>
        </draw:frame>
        <draw:frame draw:style-name="gr19" draw:text-style-name="P15" draw:layer="layout" svg:width="2.071cm" svg:height="1.097cm" svg:x="17.683cm" svg:y="10.294cm">
          <draw:text-box>
            <text:p><text:span text:style-name="T11">shift</text:span></text:p>
          </draw:text-box>
        </draw:frame>
        <draw:frame draw:style-name="gr19" draw:text-style-name="P15" draw:layer="layout" svg:width="1.339cm" svg:height="1.097cm" svg:x="9.963cm" svg:y="9.121cm">
          <draw:text-box>
            <text:p><text:span text:style-name="T11">bksp</text:span></text:p>
          </draw:text-box>
        </draw:frame>
        <draw:frame draw:style-name="gr18" draw:text-style-name="P16" draw:layer="layout" svg:width="1.511cm" svg:height="1.063cm" svg:x="9.927cm" svg:y="10.774cm">
          <draw:text-box>
            <text:p text:style-name="P2"><text:span text:style-name="T11">ctrl</text:span></text:p>
          </draw:text-box>
        </draw:frame>
        <draw:frame draw:style-name="gr19" draw:text-style-name="P16" draw:layer="layout" svg:width="1.389cm" svg:height="1.097cm" svg:x="11.304cm" svg:y="11.667cm">
          <draw:text-box>
            <text:p text:style-name="P2"><text:span text:style-name="T11">meta</text:span></text:p>
          </draw:text-box>
        </draw:frame>
        <draw:frame draw:style-name="gr44" draw:text-style-name="P17" draw:layer="layout" svg:width="2.991cm" svg:height="1.893cm" svg:x="12.505cm" svg:y="2.668cm">
          <draw:text-box>
            <text:p text:style-name="P2"><text:span text:style-name="T12">bronce</text:span></text:p>
          </draw:text-box>
        </draw:frame>
        <draw:frame draw:style-name="gr45" draw:text-style-name="P18" draw:layer="layout" svg:width="2.066cm" svg:height="1.097cm" svg:x="15.146cm" svg:y="9.623cm">
          <draw:text-box>
            <text:p text:style-name="P2"><text:span text:style-name="T13">bronce</text:span></text:p>
          </draw:text-box>
        </draw:frame>
        <draw:frame draw:style-name="gr25" draw:text-style-name="P15" draw:layer="layout" svg:width="1.19cm" svg:height="0.916cm" svg:x="11.259cm" svg:y="9.715cm">
          <draw:text-box>
            <text:p><text:span text:style-name="T11">esc</text:span></text:p>
          </draw:text-box>
        </draw:frame>
        <draw:frame draw:style-name="gr25" draw:text-style-name="P15" draw:layer="layout" svg:width="1.19cm" svg:height="0.916cm" svg:x="16.927cm" svg:y="9.195cm">
          <draw:text-box>
            <text:p><text:span text:style-name="T11">tab</text:span></text:p>
          </draw:text-box>
        </draw:frame>
        <draw:frame draw:style-name="gr19" draw:text-style-name="P15" draw:layer="layout" svg:width="1.548cm" svg:height="1.097cm" svg:x="2.758cm" svg:y="8.541cm">
          <draw:text-box>
            <text:p><text:span text:style-name="T11">shift</text:span></text:p>
          </draw:text-box>
        </draw:frame>
        <draw:frame draw:style-name="gr25" draw:text-style-name="P15" draw:layer="layout" svg:width="1.19cm" svg:height="0.916cm" svg:x="12.459cm" svg:y="10.583cm">
          <draw:text-box>
            <text:p><text:span text:style-name="T11">alt</text:span></text:p>
          </draw:text-box>
        </draw:frame>
        <draw:frame draw:style-name="gr18" draw:text-style-name="P15" draw:layer="layout" svg:width="1.833cm" svg:height="1.063cm" svg:x="6.801cm" svg:y="9.219cm">
          <draw:text-box>
            <text:p><text:span text:style-name="T11">enter</text:span></text:p>
          </draw:text-box>
        </draw:frame>
        <draw:frame draw:style-name="gr25" draw:text-style-name="P15" draw:layer="layout" svg:width="1.19cm" svg:height="0.916cm" svg:x="5.727cm" svg:y="9.295cm">
          <draw:text-box>
            <text:p><text:span text:style-name="T11">del</text:span></text:p>
          </draw:text-box>
        </draw:frame>
        <draw:frame draw:style-name="gr46" draw:text-style-name="P19" draw:layer="layout" svg:width="1.19cm" svg:height="1.111cm" svg:x="21.057cm" svg:y="6.57cm">
          <draw:text-box>
            <text:p><text:span text:style-name="T14">↓</text:span></text:p>
          </draw:text-box>
        </draw:frame>
        <draw:frame draw:style-name="gr46" draw:text-style-name="P19" draw:layer="layout" svg:width="1.19cm" svg:height="1.111cm" svg:x="22.427cm" svg:y="6.571cm">
          <draw:text-box>
            <text:p><text:span text:style-name="T14">→</text:span></text:p>
          </draw:text-box>
        </draw:frame>
        <draw:frame draw:style-name="gr46" draw:text-style-name="P19" draw:layer="layout" svg:width="1.19cm" svg:height="1.111cm" svg:x="19.642cm" svg:y="6.571cm">
          <draw:text-box>
            <text:p><text:span text:style-name="T14">←</text:span></text:p>
          </draw:text-box>
        </draw:frame>
        <draw:frame draw:style-name="gr46" draw:text-style-name="P19" draw:layer="layout" svg:width="1.19cm" svg:height="1.111cm" svg:x="21.057cm" svg:y="5.271cm">
          <draw:text-box>
            <text:p><text:span text:style-name="T14">↑</text:span></text:p>
          </draw:text-box>
        </draw:frame>
        <draw:frame draw:style-name="gr8" draw:text-style-name="P15" draw:layer="layout" svg:width="1.148cm" svg:height="1.036cm" svg:x="5.755cm" svg:y="7.938cm">
          <draw:text-box>
            <text:p><text:span text:style-name="T11">©</text:span></text:p>
          </draw:text-box>
        </draw:frame>
        <draw:frame draw:style-name="gr7" draw:text-style-name="P15" draw:layer="layout" svg:width="1.163cm" svg:height="1.052cm" svg:x="7.142cm" svg:y="5.292cm">
          <draw:text-box>
            <text:p><text:span text:style-name="T11">®</text:span></text:p>
          </draw:text-box>
        </draw:frame>
        <draw:frame draw:style-name="gr7" draw:text-style-name="P15" draw:layer="layout" svg:width="1.163cm" svg:height="1.052cm" svg:x="8.529cm" svg:y="5.276cm">
          <draw:text-box>
            <text:p><text:span text:style-name="T11">™</text:span></text:p>
          </draw:text-box>
        </draw:frame>
        <draw:frame draw:style-name="gr47" draw:text-style-name="P20" draw:layer="layout" svg:width="1.674cm" svg:height="1.097cm" svg:x="16.49cm" svg:y="10.814cm">
          <draw:text-box>
            <text:p text:style-name="P2"><text:span text:style-name="T15">blue</text:span></text:p>
          </draw:text-box>
        </draw:frame>
        <draw:frame draw:style-name="gr48" draw:text-style-name="P21" draw:layer="layout" svg:width="1.891cm" svg:height="1.097cm" svg:x="15.046cm" svg:y="11.722cm">
          <draw:text-box>
            <text:p text:style-name="P2"><text:span text:style-name="T15">green</text:span></text:p>
          </draw:text-box>
        </draw:frame>
        <draw:frame draw:style-name="gr49" draw:text-style-name="P21" draw:layer="layout" svg:width="1.967cm" svg:height="1.097cm" svg:x="14.046cm" svg:y="10.423cm">
          <draw:text-box>
            <text:p text:style-name="P2"><text:span text:style-name="T15">rose</text:span></text:p>
          </draw:text-box>
        </draw:frame>
        <draw:frame draw:style-name="gr50" draw:text-style-name="P5" draw:layer="layout" svg:width="1.641cm" svg:height="1.131cm" svg:x="1.309cm" svg:y="9.79cm">
          <draw:text-box>
            <text:p text:style-name="P2"><text:span text:style-name="T3">magic</text:span></text:p>
          </draw:text-box>
        </draw:frame>
        <draw:frame draw:style-name="gr51" draw:text-style-name="P5" draw:layer="layout" svg:width="1.641cm" svg:height="1.131cm" svg:x="24.997cm" svg:y="9.791cm">
          <draw:text-box>
            <text:p text:style-name="P2"><text:span text:style-name="T3">magic</text:span></text:p>
          </draw:text-box>
        </draw:frame>
        <draw:frame draw:style-name="gr18" draw:text-style-name="P1" draw:layer="layout" svg:width="1.398cm" svg:height="1.063cm" svg:x="19.564cm" svg:y="9.223cm">
          <draw:text-box>
            <text:p text:style-name="P2"><text:span text:style-name="T1">home</text:span></text:p>
          </draw:text-box>
        </draw:frame>
        <draw:frame draw:style-name="gr25" draw:text-style-name="P1" draw:layer="layout" svg:width="1.19cm" svg:height="0.916cm" svg:x="21.06cm" svg:y="9.296cm">
          <draw:text-box>
            <text:p text:style-name="P2"><text:span text:style-name="T1">end</text:span></text:p>
          </draw:text-box>
        </draw:frame>
        <draw:frame draw:style-name="gr18" draw:text-style-name="P1" draw:layer="layout" svg:width="1.398cm" svg:height="1.063cm" svg:x="22.323cm" svg:y="5.261cm">
          <draw:text-box>
            <text:p><text:span text:style-name="T1">pgdn</text:span></text:p>
          </draw:text-box>
        </draw:frame>
        <draw:frame draw:style-name="gr18" draw:text-style-name="P1" draw:layer="layout" svg:width="1.398cm" svg:height="1.063cm" svg:x="19.535cm" svg:y="5.272cm">
          <draw:text-box>
            <text:p><text:span text:style-name="T1">pgup</text:span></text:p>
          </draw:text-box>
        </draw:frame>
        <presentation:notes draw:style-name="dp2">
          <draw:page-thumbnail draw:style-name="gr29" draw:layer="layout" svg:width="19.798cm" svg:height="11.136cm" svg:x="0.6cm" svg:y="2.257cm" draw:page-number="4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8" draw:text-style-name="P1" draw:layer="layout" svg:width="1.833cm" svg:height="1.063cm" svg:x="8.368cm" svg:y="10.318cm">
          <draw:text-box>
            <text:p><text:span text:style-name="T1">space</text:span></text:p>
          </draw:text-box>
        </draw:frame>
        <draw:frame draw:style-name="gr19" draw:text-style-name="P1" draw:layer="layout" svg:width="2.071cm" svg:height="1.097cm" svg:x="17.683cm" svg:y="10.294cm">
          <draw:text-box>
            <text:p><text:span text:style-name="T1">shift</text:span></text:p>
          </draw:text-box>
        </draw:frame>
        <draw:frame draw:style-name="gr19" draw:text-style-name="P1" draw:layer="layout" svg:width="1.339cm" svg:height="1.097cm" svg:x="9.963cm" svg:y="9.121cm">
          <draw:text-box>
            <text:p><text:span text:style-name="T1">bksp</text:span></text:p>
          </draw:text-box>
        </draw:frame>
        <draw:frame draw:style-name="gr18" draw:text-style-name="P3" draw:layer="layout" svg:width="1.511cm" svg:height="1.063cm" svg:x="9.927cm" svg:y="10.774cm">
          <draw:text-box>
            <text:p text:style-name="P2"><text:span text:style-name="T1">ctrl</text:span></text:p>
          </draw:text-box>
        </draw:frame>
        <draw:frame draw:style-name="gr19" draw:text-style-name="P3" draw:layer="layout" svg:width="1.389cm" svg:height="1.097cm" svg:x="11.304cm" svg:y="11.667cm">
          <draw:text-box>
            <text:p text:style-name="P2"><text:span text:style-name="T1">meta</text:span></text:p>
          </draw:text-box>
        </draw:frame>
        <draw:frame draw:style-name="gr52" draw:text-style-name="P23" draw:layer="layout" svg:width="2.161cm" svg:height="1.893cm" svg:x="12.92cm" svg:y="2.668cm">
          <draw:text-box>
            <text:p text:style-name="P2"><text:span text:style-name="T16">rose</text:span></text:p>
          </draw:text-box>
        </draw:frame>
        <draw:frame draw:style-name="gr53" draw:text-style-name="P24" draw:layer="layout" svg:width="1.967cm" svg:height="1.097cm" svg:x="14.046cm" svg:y="10.423cm">
          <draw:text-box>
            <text:p text:style-name="P2"><text:span text:style-name="T17">rose</text:span></text:p>
          </draw:text-box>
        </draw:frame>
        <draw:frame draw:style-name="gr25" draw:text-style-name="P1" draw:layer="layout" svg:width="1.19cm" svg:height="0.916cm" svg:x="11.259cm" svg:y="9.715cm">
          <draw:text-box>
            <text:p><text:span text:style-name="T1">esc</text:span></text:p>
          </draw:text-box>
        </draw:frame>
        <draw:frame draw:style-name="gr25" draw:text-style-name="P1" draw:layer="layout" svg:width="1.19cm" svg:height="0.916cm" svg:x="16.927cm" svg:y="9.195cm">
          <draw:text-box>
            <text:p><text:span text:style-name="T1">tab</text:span></text:p>
          </draw:text-box>
        </draw:frame>
        <draw:frame draw:style-name="gr19" draw:text-style-name="P1" draw:layer="layout" svg:width="1.548cm" svg:height="1.097cm" svg:x="2.758cm" svg:y="8.541cm">
          <draw:text-box>
            <text:p><text:span text:style-name="T1">shift</text:span></text:p>
          </draw:text-box>
        </draw:frame>
        <draw:frame draw:style-name="gr25" draw:text-style-name="P1" draw:layer="layout" svg:width="1.19cm" svg:height="0.916cm" svg:x="12.459cm" svg:y="10.583cm">
          <draw:text-box>
            <text:p><text:span text:style-name="T1">alt</text:span></text:p>
          </draw:text-box>
        </draw:frame>
        <draw:frame draw:style-name="gr18" draw:text-style-name="P1" draw:layer="layout" svg:width="1.833cm" svg:height="1.063cm" svg:x="6.801cm" svg:y="9.219cm">
          <draw:text-box>
            <text:p><text:span text:style-name="T1">enter</text:span></text:p>
          </draw:text-box>
        </draw:frame>
        <draw:frame draw:style-name="gr25" draw:text-style-name="P1" draw:layer="layout" svg:width="1.19cm" svg:height="0.916cm" svg:x="5.727cm" svg:y="9.295cm">
          <draw:text-box>
            <text:p><text:span text:style-name="T1">del</text:span></text:p>
          </draw:text-box>
        </draw:frame>
        <draw:frame draw:style-name="gr54" draw:text-style-name="P4" draw:layer="layout" svg:width="1.674cm" svg:height="1.097cm" svg:x="16.49cm" svg:y="10.815cm">
          <draw:text-box>
            <text:p text:style-name="P2"><text:span text:style-name="T2">blue</text:span></text:p>
          </draw:text-box>
        </draw:frame>
        <draw:frame draw:style-name="gr55" draw:text-style-name="P9" draw:layer="layout" svg:width="1.891cm" svg:height="1.097cm" svg:x="15.046cm" svg:y="11.723cm">
          <draw:text-box>
            <text:p text:style-name="P2"><text:span text:style-name="T2">green</text:span></text:p>
          </draw:text-box>
        </draw:frame>
        <draw:frame draw:style-name="gr56" draw:text-style-name="P9" draw:layer="layout" svg:width="2.066cm" svg:height="1.097cm" svg:x="15.146cm" svg:y="9.625cm">
          <draw:text-box>
            <text:p text:style-name="P2"><text:span text:style-name="T2">bronce</text:span></text:p>
          </draw:text-box>
        </draw:frame>
        <draw:frame draw:style-name="gr57" draw:text-style-name="P5" draw:layer="layout" svg:width="1.641cm" svg:height="1.131cm" svg:x="1.309cm" svg:y="9.79cm">
          <draw:text-box>
            <text:p text:style-name="P2"><text:span text:style-name="T3">magic</text:span></text:p>
          </draw:text-box>
        </draw:frame>
        <draw:frame draw:style-name="gr58" draw:text-style-name="P5" draw:layer="layout" svg:width="1.641cm" svg:height="1.131cm" svg:x="24.997cm" svg:y="9.791cm">
          <draw:text-box>
            <text:p text:style-name="P2"><text:span text:style-name="T3">magic</text:span></text:p>
          </draw:text-box>
        </draw:frame>
        <draw:frame draw:style-name="gr18" draw:text-style-name="P1" draw:layer="layout" svg:width="1.398cm" svg:height="1.063cm" svg:x="19.564cm" svg:y="9.223cm">
          <draw:text-box>
            <text:p text:style-name="P2"><text:span text:style-name="T1">home</text:span></text:p>
          </draw:text-box>
        </draw:frame>
        <draw:frame draw:style-name="gr25" draw:text-style-name="P1" draw:layer="layout" svg:width="1.19cm" svg:height="0.916cm" svg:x="21.06cm" svg:y="9.296cm">
          <draw:text-box>
            <text:p text:style-name="P2"><text:span text:style-name="T1">end</text:span></text:p>
          </draw:text-box>
        </draw:frame>
        <presentation:notes draw:style-name="dp2">
          <draw:page-thumbnail draw:style-name="gr29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Cantarell1" svg:font-family="Cantarell" style:font-adornments="Regular" style:font-pitch="variable"/>
    <style:font-face style:name="Cascadia Mono" svg:font-family="'Cascadia Mono'" style:font-pitch="fixed"/>
    <style:font-face style:name="Cascadia Mono1" svg:font-family="'Cascadia Mono'" style:font-adornments="Regular" style:font-pitch="variable"/>
    <style:font-face style:name="Cascadia Mono2" svg:font-family="'Cascadia Mono'" style:font-adornments="Regular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42200000253CE95F82F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ntarell1" fo:font-family="Cantarell" style:font-style-name="Regular" style:font-pitch="variable" fo:font-size="10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3.399cm" svg:height="2.295cm" svg:x="2.3cm" svg:y="1.548cm" presentation:class="title" presentation:placeholder="true">
        <draw:text-box/>
      </draw:frame>
      <draw:frame presentation:style-name="Default-outline1" draw:layer="backgroundobjects" svg:width="23.399cm" svg:height="7.973cm" svg:x="2.3cm" svg:y="4.21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15:13:04.414146462</meta:creation-date>
    <dc:date>2024-02-16T13:11:10.465025459</dc:date>
    <meta:editing-duration>P3DT15M58S</meta:editing-duration>
    <meta:editing-cycles>97</meta:editing-cycles>
    <meta:generator>LibreOffice/7.6.4.1$Linux_X86_64 LibreOffice_project/60$Build-1</meta:generator>
    <meta:print-date>2024-02-16T13:11:17.617044665</meta:print-date>
    <meta:printed-by>PDF files</meta:printed-by>
    <meta:document-statistic meta:object-count="218"/>
  </office:meta>
</office:document-meta>
</file>